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P67" style:parent-style-name="TableContents" style:list-style-name="LFO8" style:family="paragraph"/>
    <style:style style:name="P68" style:parent-style-name="TableContents" style:list-style-name="LFO8" style:family="paragraph"/>
    <style:style style:name="P69" style:parent-style-name="TableContents" style:list-style-name="LFO8" style:family="paragraph"/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list-style-name="LFO9" style:family="paragraph"/>
    <style:style style:name="P75" style:parent-style-name="TableContents" style:list-style-name="LFO9" style:family="paragraph"/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" style:parent-style-name="TableContents" style:list-style-name="LFO10" style:family="paragraph"/>
    <style:style style:name="P81" style:parent-style-name="TableContents" style:list-style-name="LFO10" style:family="paragraph"/>
    <style:style style:name="P82" style:parent-style-name="TableContents" style:list-style-name="LFO10" style:family="paragraph"/>
    <style:style style:name="P83" style:parent-style-name="TableContents" style:list-style-name="LFO10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list-style-name="LFO11" style:family="paragraph"/>
    <style:style style:name="P91" style:parent-style-name="TableContents" style:list-style-name="LFO11" style:family="paragraph"/>
    <style:style style:name="P92" style:parent-style-name="TableContents" style:list-style-name="LFO11" style:family="paragraph"/>
    <style:style style:name="P93" style:parent-style-name="TableContents" style:list-style-name="LFO11" style:family="paragraph"/>
    <style:style style:name="P94" style:parent-style-name="TableContents" style:list-style-name="LFO11" style:family="paragraph"/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list-style-name="LFO12" style:family="paragraph"/>
    <style:style style:name="P100" style:parent-style-name="TableContents" style:list-style-name="LFO12" style:family="paragraph"/>
    <style:style style:name="P101" style:parent-style-name="TableContents" style:list-style-name="LFO12" style:family="paragraph"/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list-style-name="LFO13" style:family="paragraph"/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list-style-name="LFO14" style:family="paragraph"/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6" style:parent-style-name="TableContents" style:list-style-name="LFO15" style:family="paragraph"/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list-style-name="LFO16" style:family="paragraph"/>
    <style:style style:name="P124" style:parent-style-name="TableContents" style:list-style-name="LFO16" style:family="paragraph"/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9" style:parent-style-name="TableContents" style:list-style-name="LFO15" style:family="paragraph"/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4" style:parent-style-name="TableContents" style:list-style-name="LFO15" style:family="paragraph"/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9" style:parent-style-name="TableContents" style:list-style-name="LFO15" style:family="paragraph"/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4" style:parent-style-name="TableContents" style:list-style-name="LFO15" style:family="paragraph"/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list-style-name="LFO15" style:family="paragraph"/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" style:parent-style-name="TableContents" style:list-style-name="LFO15" style:family="paragraph"/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 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  <text:list-item>
                <text:p text:style-name="P67">Fine stesura SP – analisi requisiti</text:p>
              </text:list-item>
              <text:list-item>
                <text:p text:style-name="P68">Consegna IW – analisi requisiti a Sara</text:p>
              </text:list-item>
              <text:list-item>
                <text:p text:style-name="P69">Giocato con tutorial Xamarin</text:p>
              </text:list-item>
            </text:list>
          </table:table-cell>
        </table:table-row>
        <table:table-row table:style-name="TableRow70">
          <table:table-cell table:style-name="TableCell71">
            <text:p text:style-name="TableContents">9</text:p>
          </table:table-cell>
          <table:table-cell table:style-name="TableCell72">
            <text:p text:style-name="TableContents">22/06/18</text:p>
          </table:table-cell>
          <table:table-cell table:style-name="TableCell73">
            <text:list text:style-name="LFO9" text:continue-numbering="true">
              <text:list-item>
                <text:p text:style-name="P74">Continuato tutorial Xamarin</text:p>
              </text:list-item>
              <text:list-item>
                <text:p text:style-name="P75">Creato diagramma modello IW</text:p>
              </text:list-item>
            </text:list>
          </table:table-cell>
        </table:table-row>
        <table:table-row table:style-name="TableRow76">
          <table:table-cell table:style-name="TableCell77">
            <text:p text:style-name="TableContents">10</text:p>
          </table:table-cell>
          <table:table-cell table:style-name="TableCell78">
            <text:p text:style-name="TableContents">25/06/18</text:p>
          </table:table-cell>
          <table:table-cell table:style-name="TableCell79">
            <text:list text:style-name="LFO10" text:continue-numbering="true">
              <text:list-item>
                <text:p text:style-name="P80">Creato IW – architettura di massima</text:p>
              </text:list-item>
              <text:list-item>
                <text:p text:style-name="P81">Finito IW – architettura di massima</text:p>
              </text:list-item>
              <text:list-item>
                <text:p text:style-name="P82">Inviato a Sara IW – architettura di<text:s/>massima</text:p>
              </text:list-item>
              <text:list-item>
                <text:p text:style-name="P83">Iniziato https://docs.microsoft.com/en-us/dotnet/framework/wcf/how-to-define-a-wcf-service-contract</text:p>
              </text:list-item>
            </text:list>
          </table:table-cell>
        </table:table-row>
        <table:table-row table:style-name="TableRow84">
          <table:table-cell table:style-name="TableCell85" table:number-columns-spanned="3">
            <text:p text:style-name="TableContents">Settimana 3 (architettura di massima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TableContents">11</text:p>
          </table:table-cell>
          <table:table-cell table:style-name="TableCell88">
            <text:p text:style-name="TableContents">26/06/18</text:p>
          </table:table-cell>
          <table:table-cell table:style-name="TableCell89">
            <text:list text:style-name="LFO11" text:continue-numbering="true">
              <text:list-item>
                <text:p text:style-name="P90">Creato diagramma classi SP</text:p>
              </text:list-item>
              <text:list-item>
                <text:p text:style-name="P91">Inviato a Sara diagrammaQueue.png, SPdiagram.png, accesso.png</text:p>
              </text:list-item>
              <text:list-item>
                <text:p text:style-name="P92">Inizio<text:s/>Stesura SP – architettura di massima</text:p>
              </text:list-item>
              <text:list-item>
                <text:p text:style-name="P93">Fine stesura SP – architettura di massima</text:p>
              </text:list-item>
              <text:list-item>
                <text:p text:style-name="P94">Inviato a Sara SP – architettura di massima</text:p>
              </text:list-item>
            </text:list>
          </table:table-cell>
        </table:table-row>
        <table:table-row table:style-name="TableRow95">
          <table:table-cell table:style-name="TableCell96">
            <text:p text:style-name="TableContents">12</text:p>
          </table:table-cell>
          <table:table-cell table:style-name="TableCell97">
            <text:p text:style-name="TableContents">27/06/18</text:p>
          </table:table-cell>
          <table:table-cell table:style-name="TableCell98">
            <text:list text:style-name="LFO12" text:continue-numbering="true">
              <text:list-item>
                <text:p text:style-name="P99">Guardato tutorial RabbitMQ</text:p>
              </text:list-item>
              <text:list-item>
                <text:p text:style-name="P100">Visto sample Comunicazione RabbitMQ</text:p>
              </text:list-item>
              <text:list-item>
                <text:p text:style-name="P101">Iniziato documento SP – Architettura di dettaglio</text:p>
              </text:list-item>
            </text:list>
          </table:table-cell>
        </table:table-row>
        <text:soft-page-break/>
        <table:table-row table:style-name="TableRow102">
          <table:table-cell table:style-name="TableCell103">
            <text:p text:style-name="TableContents">13</text:p>
          </table:table-cell>
          <table:table-cell table:style-name="TableCell104">
            <text:p text:style-name="TableContents">28/06/18</text:p>
          </table:table-cell>
          <table:table-cell table:style-name="TableCell105">
            <text:list text:style-name="LFO13" text:continue-numbering="true">
              <text:list-item>
                <text:p text:style-name="P106">Architettura dettaglio RetrieveInfo, PageGenerator</text:p>
              </text:list-item>
            </text:list>
          </table:table-cell>
        </table:table-row>
        <table:table-row table:style-name="TableRow107">
          <table:table-cell table:style-name="TableCell108">
            <text:p text:style-name="TableContents">14</text:p>
          </table:table-cell>
          <table:table-cell table:style-name="TableCell109">
            <text:p text:style-name="TableContents">29/06/18</text:p>
          </table:table-cell>
          <table:table-cell table:style-name="TableCell110">
            <text:list text:style-name="LFO14" text:continue-numbering="true">
              <text:list-item>
                <text:p text:style-name="P111">Fine SP – Architettura di dettaglio</text:p>
              </text:list-item>
            </text:list>
          </table:table-cell>
        </table:table-row>
        <table:table-row table:style-name="TableRow112">
          <table:table-cell table:style-name="TableCell113">
            <text:p text:style-name="TableContents">15</text:p>
          </table:table-cell>
          <table:table-cell table:style-name="TableCell114">
            <text:p text:style-name="TableContents">2/07/18</text:p>
          </table:table-cell>
          <table:table-cell table:style-name="TableCell115">
            <text:list text:style-name="LFO15" text:continue-numbering="true">
              <text:list-item>
                <text:p text:style-name="P116">Tutoria Xamarin e basi C#</text:p>
              </text:list-item>
            </text:list>
          </table:table-cell>
        </table:table-row>
        <table:table-row table:style-name="TableRow117">
          <table:table-cell table:style-name="TableCell118" table:number-columns-spanned="3">
            <text:p text:style-name="TableContents">Settimana 4 (Architettura di dettaglio 1, 40h)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TableContents">16</text:p>
          </table:table-cell>
          <table:table-cell table:style-name="TableCell121">
            <text:p text:style-name="TableContents">3/07/18</text:p>
          </table:table-cell>
          <table:table-cell table:style-name="TableCell122">
            <text:list text:style-name="LFO16" text:continue-numbering="true">
              <text:list-item>
                <text:p text:style-name="P123">Prove QR con Xamarin e C#</text:p>
              </text:list-item>
              <text:list-item>
                <text:p text:style-name="P124">Iniziato documento IW - Analisi di dettaglio</text:p>
              </text:list-item>
            </text:list>
          </table:table-cell>
        </table:table-row>
        <table:table-row table:style-name="TableRow125">
          <table:table-cell table:style-name="TableCell126">
            <text:p text:style-name="TableContents">17</text:p>
          </table:table-cell>
          <table:table-cell table:style-name="TableCell127">
            <text:p text:style-name="TableContents">4/07/18</text:p>
          </table:table-cell>
          <table:table-cell table:style-name="TableCell128">
            <text:list text:style-name="LFO15" text:continue-numbering="true">
              <text:list-item>
                <text:p text:style-name="P129">Continuazione IW – Analisi di dettaglio</text:p>
              </text:list-item>
            </text:list>
          </table:table-cell>
        </table:table-row>
        <table:table-row table:style-name="TableRow130">
          <table:table-cell table:style-name="TableCell131">
            <text:p text:style-name="TableContents">18</text:p>
          </table:table-cell>
          <table:table-cell table:style-name="TableCell132">
            <text:p text:style-name="TableContents"/>
          </table:table-cell>
          <table:table-cell table:style-name="TableCell133">
            <text:list text:style-name="LFO15" text:continue-numbering="true">
              <text:list-item>
                <text:p text:style-name="P134"/>
              </text:list-item>
            </text:list>
          </table:table-cell>
        </table:table-row>
        <table:table-row table:style-name="TableRow135">
          <table:table-cell table:style-name="TableCell136">
            <text:p text:style-name="TableContents">19</text:p>
          </table:table-cell>
          <table:table-cell table:style-name="TableCell137">
            <text:p text:style-name="TableContents"/>
          </table:table-cell>
          <table:table-cell table:style-name="TableCell138">
            <text:list text:style-name="LFO15" text:continue-numbering="true">
              <text:list-item>
                <text:p text:style-name="P139"/>
              </text:list-item>
            </text:list>
          </table:table-cell>
        </table:table-row>
        <table:table-row table:style-name="TableRow140">
          <table:table-cell table:style-name="TableCell141">
            <text:p text:style-name="TableContents">20</text:p>
          </table:table-cell>
          <table:table-cell table:style-name="TableCell142">
            <text:p text:style-name="TableContents"/>
          </table:table-cell>
          <table:table-cell table:style-name="TableCell143">
            <text:list text:style-name="LFO15" text:continue-numbering="true">
              <text:list-item>
                <text:p text:style-name="P144"/>
              </text:list-item>
            </text:list>
          </table:table-cell>
        </table:table-row>
        <table:table-row table:style-name="TableRow145">
          <table:table-cell table:style-name="TableCell146" table:number-columns-spanned="3">
            <text:p text:style-name="TableContents">Settimana 5(architettura di dettaglio 2, 20h)</text:p>
          </table:table-cell>
          <table:covered-table-cell/>
          <table:covered-table-cell/>
        </table:table-row>
        <table:table-row table:style-name="TableRow147">
          <table:table-cell table:style-name="TableCell148">
            <text:p text:style-name="TableContents"/>
          </table:table-cell>
          <table:table-cell table:style-name="TableCell149">
            <text:p text:style-name="TableContents"/>
          </table:table-cell>
          <table:table-cell table:style-name="TableCell150">
            <text:list text:style-name="LFO15" text:continue-numbering="true">
              <text:list-item>
                <text:p text:style-name="P151"/>
              </text:list-item>
            </text:list>
          </table:table-cell>
        </table:table-row>
        <table:table-row table:style-name="TableRow152"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list text:style-name="LFO15" text:continue-numbering="true">
              <text:list-item>
                <text:p text:style-name="P15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imone Ballarin</dc:creator>
    <meta:creation-date>2018-06-12T09:42:00Z</meta:creation-date>
    <dc:date>2018-07-04T13:11:00Z</dc:date>
    <meta:template xlink:href="Normal" xlink:type="simple"/>
    <meta:editing-cycles>50</meta:editing-cycles>
    <meta:editing-duration>PT11640S</meta:editing-duration>
    <meta:document-statistic meta:page-count="2" meta:paragraph-count="4" meta:word-count="352" meta:character-count="2358" meta:row-count="16" meta:non-whitespace-character-count="2010"/>
  </office:meta>
</office:document-meta>
</file>